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618in"/>
    </style:style>
    <style:style style:name="co11" style:family="table-column">
      <style:table-column-properties fo:break-before="auto" style:column-width="0.3063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0.9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\decodeSkip</text:p>
          </table:table-cell>
          <table:table-cell/>
          <table:table-cell office:value-type="string" calcext:value-type="string">
            <text:p>\decode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tes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useK?$zpa,mathzzb:$zpa,mathzz</text:p>
          </table:table-cell>
          <table:table-cell table:number-columns-repeated="5"/>
          <table:table-cell office:value-type="string" calcext:value-type="string">
            <text:p>note: useK will become prevK at the end of this clock cyc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useK?$zpa,kmathrz:$zpa,mathr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mathz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mathr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mathi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mathi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jum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cal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jump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call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table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TH,TL = 0</text:p>
          </table:table-cell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/>
          <table:table-cell office:value-type="string" calcext:value-type="string">
            <text:p>TL -= 1</text:p>
          </table:table-cell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TH -= 1</text:p>
          </table:table-cell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L -= 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!tr?fetch:skipf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H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rzb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z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MH,K,S,kD,LL,PH*,ZH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ML,K,LH,MH,PH*,PL*,ZL,LL,kD,TL,TH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K,kD2,PH*,PL*,LH,LL,MH,ML,ZL,D,TL,TH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mA,0,-2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B,mem</text:p>
          </table:table-cell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2"/>
          <table:table-cell office:value-type="string" calcext:value-type="string">
            <text:p>B,mL,^</text:p>
          </table:table-cell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3"/>
          <table:table-cell office:value-type="string" calcext:value-type="string">
            <text:p>0,mCin,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 style:data-style-name="N2" text:time-value="10:07:57.178270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3-12-29T15:56:36.101867581</dc:date>
    <meta:editing-duration>P1DT1H12M36S</meta:editing-duration>
    <meta:editing-cycles>60</meta:editing-cycles>
    <meta:generator>LibreOffice/7.0.4.2$Linux_X86_64 LibreOffice_project/00$Build-2</meta:generator>
    <meta:document-statistic meta:table-count="1" meta:cell-count="1506" meta:object-count="0"/>
  </office:meta>
</office:document-meta>
</file>